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36pt" style:font-size-asian="36pt" style:font-size-complex="36pt"/>
    </style:style>
    <style:style style:name="P3" style:family="paragraph" style:parent-style-name="Standard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4" style:family="paragraph" style:parent-style-name="Standard">
      <style:paragraph-properties fo:text-align="center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ff" fo:font-size="36pt" style:font-size-asian="36pt" style:font-size-complex="36pt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8" style:family="paragraph" style:parent-style-name="Contents_20_Heading">
      <style:paragraph-properties fo:break-before="pag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Manual</text:p>
      <text:p text:style-name="P5">Heider Simmel Story Generator</text:p>
      <text:p text:style-name="P5"/>
      <text:p text:style-name="P4">version 1.0</text:p>
      <text:p text:style-name="P3">October 2016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8">Table of Contents</text:p>
          </text:index-title>
          <text:p text:style-name="P7">Introduction<text:tab/>3</text:p>
        </text:index-body>
      </text:table-of-content>
      <text:p text:style-name="P3"/>
      <text:h text:style-name="P6" text:outline-level="1">Introduction</text:h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3T14:40:53.79</meta:creation-date>
    <dc:date>2016-09-23T14:44:02.20</dc:date>
    <meta:editing-duration>PT3M11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3" meta:paragraph-count="7" meta:word-count="15" meta:character-count="101"/>
  </office:meta>
</office:document-meta>
</file>